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jpeg" manifest:full-path="Pictures/10000000000000160000001468919149.jp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0" style:family="table">
      <style:table-properties style:width="16.404cm" fo:margin-left="0cm" fo:margin-right="0.095cm" table:align="margins" style:writing-mode="lr-tb"/>
    </style:style>
    <style:style style:name="tableau0.A" style:family="table-column">
      <style:table-column-properties style:column-width="7.197cm" style:rel-column-width="28750*"/>
    </style:style>
    <style:style style:name="tableau0.B" style:family="table-column">
      <style:table-column-properties style:column-width="5.122cm" style:rel-column-width="20463*"/>
    </style:style>
    <style:style style:name="tableau0.C" style:family="table-column">
      <style:table-column-properties style:column-width="0.751cm" style:rel-column-width="3001*"/>
    </style:style>
    <style:style style:name="tableau0.D" style:family="table-column">
      <style:table-column-properties style:column-width="1.27cm" style:rel-column-width="5073*"/>
    </style:style>
    <style:style style:name="tableau0.E" style:family="table-column">
      <style:table-column-properties style:column-width="0.688cm" style:rel-column-width="2748*"/>
    </style:style>
    <style:style style:name="tableau0.F" style:family="table-column">
      <style:table-column-properties style:column-width="1.376cm" style:rel-column-width="5500*"/>
    </style:style>
    <style:style style:name="tableau0.1" style:family="table-row">
      <style:table-row-properties style:min-row-height="0.834cm"/>
    </style:style>
    <style:style style:name="tableau0.A1" style:family="table-cell">
      <style:table-cell-properties fo:padding="0.097cm" fo:border="none"/>
    </style:style>
    <style:style style:name="tableauenfantvide" style:family="table">
      <style:table-properties style:width="16.404cm" fo:margin-left="0cm" fo:margin-right="0.095cm" table:align="margins" style:writing-mode="lr-tb"/>
    </style:style>
    <style:style style:name="tableauenfantvide.A" style:family="table-column">
      <style:table-column-properties style:column-width="7.195cm" style:rel-column-width="28743*"/>
    </style:style>
    <style:style style:name="tableauenfantvide.B" style:family="table-column">
      <style:table-column-properties style:column-width="5.122cm" style:rel-column-width="20463*"/>
    </style:style>
    <style:style style:name="tableauenfantvide.C" style:family="table-column">
      <style:table-column-properties style:column-width="0.751cm" style:rel-column-width="3001*"/>
    </style:style>
    <style:style style:name="tableauenfantvide.D" style:family="table-column">
      <style:table-column-properties style:column-width="1.272cm" style:rel-column-width="5080*"/>
    </style:style>
    <style:style style:name="tableauenfantvide.E" style:family="table-column">
      <style:table-column-properties style:column-width="0.686cm" style:rel-column-width="2741*"/>
    </style:style>
    <style:style style:name="tableauenfantvide.F" style:family="table-column">
      <style:table-column-properties style:column-width="1.378cm" style:rel-column-width="5507*"/>
    </style:style>
    <style:style style:name="tableauenfantvide.1" style:family="table-row">
      <style:table-row-properties style:min-row-height="0.834cm"/>
    </style:style>
    <style:style style:name="tableauenfantvide.A1" style:family="table-cell">
      <style:table-cell-properties fo:padding="0.097cm" fo:border="none"/>
    </style:style>
    <style:style style:name="tableauenfantvide.D2" style:family="table-cell">
      <style:table-cell-properties style:vertical-align="bottom" fo:padding="0.097cm" fo:border="none"/>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font-size-asian="11pt"/>
    </style:style>
    <style:style style:name="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7" style:family="paragraph" style:parent-style-name="Footer">
      <style:paragraph-properties fo:text-align="justify" style:justify-single-word="false"/>
      <style:text-properties style:font-name="CG Times (W1)" fo:font-size="11pt" style:font-size-asian="11pt"/>
    </style:style>
    <style:style style:name="P8" style:family="paragraph" style:parent-style-name="Footer">
      <style:text-properties fo:font-size="8pt" style:font-size-asian="8pt"/>
    </style:style>
    <style:style style:name="P9"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0" style:family="paragraph" style:parent-style-name="Standard">
      <style:paragraph-properties fo:margin-left="0.409cm" fo:margin-right="0cm" fo:text-indent="0cm" style:auto-text-indent="false"/>
    </style:style>
    <style:style style:name="P11"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2"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3"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5"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6"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601cm"/>
        </style:tab-stops>
      </style:paragraph-properties>
      <style:text-properties style:font-name="Gill Sans MT_CCJU" fo:font-size="11pt" style:font-size-asian="11pt" style:font-size-complex="11pt"/>
    </style:style>
    <style:style style:name="P18" style:family="paragraph" style:parent-style-name="Standard">
      <style:paragraph-properties>
        <style:tab-stops>
          <style:tab-stop style:position="1.251cm"/>
        </style:tab-stops>
      </style:paragraph-properties>
      <style:text-properties style:font-name="Gill Sans MT_CCJU" fo:font-size="11pt" style:font-size-asian="11pt" style:font-size-complex="11pt"/>
    </style:style>
    <style:style style:name="P19" style:family="paragraph" style:parent-style-name="Standard">
      <style:paragraph-properties>
        <style:tab-stops>
          <style:tab-stop style:position="6.251cm"/>
          <style:tab-stop style:position="9.502cm"/>
          <style:tab-stop style:position="12.002cm" style:type="center"/>
          <style:tab-stop style:position="13.002cm"/>
        </style:tab-stops>
      </style:paragraph-properties>
      <style:text-properties style:font-name="Gill Sans MT_CCJU" fo:font-size="11pt" style:font-size-asian="11pt" style:font-size-complex="11pt"/>
    </style:style>
    <style:style style:name="P20"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21"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2" style:family="paragraph" style:parent-style-name="Standard">
      <style:paragraph-properties fo:text-align="justify" style:justify-single-word="false" style:snap-to-layout-grid="false">
        <style:tab-stops>
          <style:tab-stop style:position="1.752cm"/>
          <style:tab-stop style:position="9.502cm"/>
          <style:tab-stop style:position="12.002cm" style:type="center"/>
        </style:tab-stops>
      </style:paragraph-properties>
      <style:text-properties style:font-name="Gill Sans MT_CCJU" fo:font-size="11pt" fo:font-weight="bold" style:font-size-asian="11pt" style:font-weight-asian="bold" style:font-size-complex="11pt"/>
    </style:style>
    <style:style style:name="P23"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fo:font-weight="bold" style:font-size-asian="11pt" style:font-weight-asian="bold" style:font-size-complex="11pt"/>
    </style:style>
    <style:style style:name="P24" style:family="paragraph" style:parent-style-name="Standard">
      <style:paragraph-properties fo:text-align="justify" style:justify-single-word="false">
        <style:tab-stops>
          <style:tab-stop style:position="10.252cm" style:leader-style="dotted" style:leader-text="."/>
          <style:tab-stop style:position="12.252cm"/>
          <style:tab-stop style:position="16.581cm" style:leader-style="dotted" style:leader-text="."/>
        </style:tab-stops>
      </style:paragraph-properties>
      <style:text-properties style:font-name="Gill Sans MT_CCJU" fo:font-size="11pt" fo:font-weight="bold" style:font-size-asian="11pt" style:font-weight-asian="bold" style:font-size-complex="11pt"/>
    </style:style>
    <style:style style:name="P25" style:family="paragraph" style:parent-style-name="Standard">
      <style:paragraph-properties>
        <style:tab-stops>
          <style:tab-stop style:position="3.251cm"/>
          <style:tab-stop style:position="9.502cm"/>
          <style:tab-stop style:position="12.002cm" style:type="center"/>
          <style:tab-stop style:position="13.002cm"/>
        </style:tab-stops>
      </style:paragraph-properties>
      <style:text-properties style:font-name="Gill Sans MT_CCJU" fo:font-size="11pt" fo:font-weight="bold" style:font-size-asian="11pt" style:font-weight-asian="bold" style:font-size-complex="11pt"/>
    </style:style>
    <style:style style:name="P26" style:family="paragraph" style:parent-style-name="Standard">
      <style:paragraph-properties>
        <style:tab-stops>
          <style:tab-stop style:position="1.501cm"/>
          <style:tab-stop style:position="12.002cm"/>
        </style:tab-stops>
      </style:paragraph-properties>
      <style:text-properties style:font-name="Gill Sans MT_CCJU" fo:font-size="11pt" fo:font-weight="bold" style:font-size-asian="11pt" style:font-weight-asian="bold" style:font-size-complex="11pt"/>
    </style:style>
    <style:style style:name="P27" style:family="paragraph" style:parent-style-name="Standard">
      <style:paragraph-properties>
        <style:tab-stops>
          <style:tab-stop style:position="12.252cm"/>
        </style:tab-stops>
      </style:paragraph-properties>
      <style:text-properties style:font-name="Gill Sans MT_CCJU" fo:font-size="11pt" fo:font-weight="bold" style:font-size-asian="11pt" style:font-weight-asian="bold" style:font-size-complex="11pt"/>
    </style:style>
    <style:style style:name="P28" style:family="paragraph" style:parent-style-name="Standard">
      <style:paragraph-properties>
        <style:tab-stops>
          <style:tab-stop style:position="7.001cm"/>
          <style:tab-stop style:position="12.252cm"/>
        </style:tab-stops>
      </style:paragraph-properties>
      <style:text-properties style:font-name="Gill Sans MT_CCJU" fo:font-size="11pt" fo:font-weight="bold" style:font-size-asian="11pt" style:font-weight-asian="bold" style:font-size-complex="11pt"/>
    </style:style>
    <style:style style:name="P29" style:family="paragraph" style:parent-style-name="Standard">
      <style:paragraph-properties>
        <style:tab-stops>
          <style:tab-stop style:position="1.251cm"/>
          <style:tab-stop style:position="10.502cm"/>
        </style:tab-stops>
      </style:paragraph-properties>
      <style:text-properties style:font-name="Gill Sans MT_CCJU" fo:font-size="11pt" style:text-underline-style="solid" style:text-underline-width="auto" style:text-underline-color="font-color" fo:font-weight="bold" style:font-size-asian="11pt" style:font-weight-asian="bold" style:font-size-complex="11pt"/>
    </style:style>
    <style:style style:name="P30" style:family="paragraph" style:parent-style-name="Standard">
      <style:paragraph-properties>
        <style:tab-stops>
          <style:tab-stop style:position="1.251cm"/>
        </style:tab-stops>
      </style:paragraph-properties>
      <style:text-properties style:font-name="Gill Sans MT_CCJU" fo:font-size="11pt" style:text-underline-style="solid" style:text-underline-width="auto" style:text-underline-color="font-color" fo:font-weight="bold" style:font-size-asian="11pt" style:font-weight-asian="bold" style:font-size-complex="11pt"/>
    </style:style>
    <style:style style:name="P31"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32"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33" style:family="paragraph" style:parent-style-name="Table_20_Contents">
      <style:text-properties style:font-name="Gill Sans MT_CCJU" fo:font-size="11pt" style:font-size-asian="11pt" style:font-size-complex="11pt"/>
    </style:style>
    <style:style style:name="P34" style:family="paragraph" style:parent-style-name="Table_20_Contents_20_right">
      <style:paragraph-properties fo:line-height="100%" fo:text-align="justify" style:justify-single-word="false" style:snap-to-layout-grid="false"/>
      <style:text-properties style:font-name="Gill Sans MT_CCJU" fo:font-size="11pt" fo:font-weight="bold" style:font-size-asian="11pt" style:font-weight-asian="bold" style:font-size-complex="11pt"/>
    </style:style>
    <style:style style:name="P35" style:family="paragraph" style:parent-style-name="Table_20_Contents_20_right">
      <style:paragraph-properties fo:line-height="100%" fo:text-align="justify" style:justify-single-word="false" style:snap-to-layout-grid="false"/>
      <style:text-properties style:font-name="Gill Sans MT_CCJU" fo:font-size="11pt" fo:font-weight="normal" style:font-size-asian="11pt" style:font-weight-asian="normal" style:font-size-complex="11pt" style:font-weight-complex="normal"/>
    </style:style>
    <style:style style:name="P36" style:family="paragraph" style:parent-style-name="Table_20_Contents_20_right">
      <style:paragraph-properties fo:line-height="100%" fo:text-align="justify" style:justify-single-word="false" style:snap-to-layout-grid="false"/>
      <style:text-properties fo:font-variant="normal" fo:text-transform="none" style:font-name="Gill Sans MT_CCJU" fo:font-size="11pt" fo:font-style="normal" fo:font-weight="normal" style:font-size-asian="11pt" style:font-weight-asian="normal" style:font-size-complex="11pt" style:font-weight-complex="normal"/>
    </style:style>
    <style:style style:name="P37" style:family="paragraph" style:parent-style-name="Standard" style:master-page-name="">
      <style:paragraph-properties fo:text-align="justify" style:justify-single-word="false" style:page-number="auto">
        <style:tab-stops>
          <style:tab-stop style:position="6.251cm"/>
          <style:tab-stop style:position="10.001cm"/>
          <style:tab-stop style:position="12.502cm"/>
        </style:tab-stops>
      </style:paragraph-properties>
      <style:text-properties style:font-name="Gill Sans MT_CCJU" fo:font-size="11pt" fo:font-weight="bold" style:font-size-asian="11pt" style:font-weight-asian="bold" style:font-size-complex="11pt"/>
    </style:style>
    <style:style style:name="P38" style:family="paragraph" style:parent-style-name="Standard">
      <style:paragraph-properties fo:line-height="200%" fo:text-align="justify" style:justify-single-word="false" text:number-lines="false" text:line-number="0" style:snap-to-layout-grid="false">
        <style:tab-stops>
          <style:tab-stop style:position="0.621cm"/>
        </style:tab-stops>
      </style:paragraph-properties>
      <style:text-properties fo:font-variant="normal" fo:text-transform="none" style:font-name="Gill Sans MT_CCJU" fo:font-size="11pt" fo:font-style="normal" fo:font-weight="bold" style:font-size-asian="11pt" style:font-weight-asian="bold" style:font-size-complex="11pt"/>
    </style:style>
    <style:style style:name="P39" style:family="paragraph" style:parent-style-name="Text_20_body" style:master-page-name="">
      <style:paragraph-properties fo:margin-top="0cm" fo:margin-bottom="0cm" fo:text-align="justify" style:justify-single-word="false" style:page-number="auto" fo:background-color="transparent">
        <style:tab-stops>
          <style:tab-stop style:position="6.251cm"/>
          <style:tab-stop style:position="10.001cm"/>
          <style:tab-stop style:position="12.502cm"/>
        </style:tab-stops>
        <style:background-image/>
      </style:paragraph-properties>
      <style:text-properties style:font-name="Gill Sans MT_CCJU" fo:font-size="11pt" style:font-size-asian="11pt"/>
    </style:style>
    <style:style style:name="P40" style:family="paragraph" style:parent-style-name="Text_20_body">
      <style:paragraph-properties fo:margin-top="0cm" fo:margin-bottom="0cm" fo:text-align="justify" style:justify-single-word="false" fo:orphans="2" fo:widows="2" style:writing-mode="lr-tb">
        <style:tab-stops>
          <style:tab-stop style:position="6.251cm"/>
          <style:tab-stop style:position="10.001cm"/>
          <style:tab-stop style:position="12.502cm"/>
        </style:tab-stops>
      </style:paragraph-properties>
      <style:text-properties style:use-window-font-color="true" style:font-name="Gill Sans MT_CCJU" fo:font-size="11pt" fo:language="fr" fo:country="FR" style:font-name-asian="Times New Roman" style:font-size-asian="11pt" style:font-name-complex="Times New Roman" style:font-size-complex="10pt" style:language-complex="ar" style:country-complex="SA"/>
    </style:style>
    <style:style style:name="P41" style:family="paragraph" style:parent-style-name="Text_20_body">
      <style:paragraph-properties>
        <style:tab-stops>
          <style:tab-stop style:position="9.601cm"/>
        </style:tab-stops>
      </style:paragraph-properties>
      <style:text-properties style:font-name="Gill Sans MT_CCJU" fo:font-size="11pt" style:font-size-asian="11pt" style:font-size-complex="11pt"/>
    </style:style>
    <style:style style:name="P42"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P43" style:family="paragraph" style:parent-style-name="Standard" style:master-page-name="Conversion_20_1">
      <style:paragraph-properties style:page-number="auto" fo:break-before="page">
        <style:tab-stops>
          <style:tab-stop style:position="9.601cm"/>
        </style:tab-stops>
      </style:paragraph-properties>
      <style:text-properties style:font-name="Gill Sans MT_CCJU" fo:font-size="11pt" style:font-size-asian="11pt" style:font-size-complex="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font-weight="normal" style:font-weight-asian="normal" style:font-size-complex="11pt" style:font-weight-complex="normal"/>
    </style:style>
    <style:style style:name="T7" style:family="text">
      <style:text-properties fo:font-weight="bold" style:font-weight-asian="bold"/>
    </style:style>
    <style:style style:name="T8" style:family="text">
      <style:text-properties fo:font-variant="normal" fo:text-transform="none" fo:font-style="normal" fo:font-weight="normal"/>
    </style:style>
    <style:style style:name="T9" style:family="text">
      <style:text-properties fo:font-variant="normal" fo:text-transform="none" fo:font-style="normal" fo:font-weight="normal" style:font-weight-asian="normal" style:font-weight-complex="normal"/>
    </style:style>
    <style:style style:name="T10" style:family="text">
      <style:text-properties style:text-underline-style="solid" style:text-underline-width="auto" style:text-underline-color="font-color" fo:font-weight="bold" style:font-weight-asian="bold"/>
    </style:style>
    <style:style style:name="T11" style:family="text">
      <style:text-properties fo:color="#000000" style:font-size-complex="11pt"/>
    </style:style>
    <style:style style:name="T12" style:family="text">
      <style:text-properties fo:color="#000000" fo:font-weight="normal" style:font-weight-asian="normal" style:font-size-complex="11pt" style:font-weight-complex="normal"/>
    </style:style>
    <style:style style:name="T13" style:family="text">
      <style:text-properties style:font-size-complex="11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T4">remLineWhenBlank(empty_line)=%</text:span></text:p>
      <text:p text:style-name="P21">%=remLineWhenBlank(empty_line)=%</text:p>
      <text:p text:style-name="P21">%=remLineWhenBlank(empty_line)=%</text:p>
      <text:p text:style-name="P21">%=remLineWhenBlank(empty_line)=%</text:p>
      <text:p text:style-name="P21">%=remLineWhenBlank(empty_line)=%</text:p>
      <text:p text:style-name="P21">%=remLineWhenBlank(empty_line)=%</text:p>
      <text:p text:style-name="P21">%=remLineWhenBlank(empty_line)=%</text:p>
      <text:p text:style-name="P21">%=remLineWhenBlank(empty_line)=%</text:p>
      <text:p text:style-name="P21">%=remLineWhenBlank(empty_line)=%</text:p>
      <text:p text:style-name="P21">%=remLineWhenBlank(empty_line)=%</text:p>
      <text:p text:style-name="P21">%=remLineWhenBlank(empty_line)=%</text:p>
      <text:p text:style-name="P16">%=<text:span text:style-name="T4">remLineWhenBlank(empty_line)=%</text:span>%#include AM_HEADER#%</text:p>
      <text:p text:style-name="P20"/>
      <text:p text:style-name="P20"/>
      <text:p text:style-name="P20"/>
      <text:p text:style-name="P31">Attribution d'une contribution de l'Etat à la réduction des primes dans l'assurance‑maladie pour l'année %=RELATIV1=%</text:p>
      <text:p text:style-name="P32"/>
      <text:p text:style-name="P15"/>
      <text:p text:style-name="P15">%=TITRE=%,</text:p>
      <text:p text:style-name="P15"/>
      <text:p text:style-name="P39">Conformément à la loi cantonale portant introduction de la loi fédérale sur l’assurance-maladie, une contribution est allouée aux parents, dont le revenu déterminant est situé entre <text:bookmark-start text:name="ADR012131"/><text:bookmark-start text:name="ListeDéroulante231"/><text:bookmark-start text:name="TITRE1"/><text:bookmark-start text:name="MNREDE"/><text:span text:style-name="T11">%=REVDETMIN=%</text:span><text:bookmark-end text:name="ADR012131"/><text:bookmark-end text:name="ListeDéroulante231"/><text:bookmark-end text:name="TITRE1"/><text:bookmark-end text:name="MNREDE"/> et <text:bookmark-start text:name="ADR012132"/><text:bookmark-start text:name="ListeDéroulante232"/><text:bookmark-start text:name="TITRE3"/><text:bookmark-start text:name="MXREDE"/><text:span text:style-name="T12">%=REVDETMAX</text:span><text:span text:style-name="T11">=%</text:span><text:bookmark-end text:name="ADR012132"/><text:bookmark-end text:name="ListeDéroulante232"/><text:bookmark-end text:name="TITRE3"/><text:bookmark-end text:name="MXREDE"/><text:span text:style-name="T13"> </text:span>francs, uniquement pour leurs enfants à charge.</text:p>
      <text:p text:style-name="P15"/>
      <text:p text:style-name="P40">Pour obtenir de telles contributions pour l'enfant (les enfants)<text:bookmark-start text:name="ADR012133"/><text:bookmark-start text:name="ListeDéroulante233"/><text:bookmark-start text:name="TITRE4"/><text:bookmark-start text:name="TXT51"/> <text:bookmark-end text:name="ADR012133"/><text:bookmark-end text:name="ListeDéroulante233"/><text:bookmark-end text:name="TITRE4"/><text:bookmark-end text:name="TXT51"/>dont vous assumez l’entretien, vous devez <text:span text:style-name="T7">remplir le questionnaire figurant au verso, le signer et nous le retourner dans les plus brefs délais, avec</text:span><text:bookmark-start text:name="ADR012134"/><text:bookmark-start text:name="ListeDéroulante234"/><text:bookmark-start text:name="TITRE5"/><text:bookmark-start text:name="TXT4"/><text:span text:style-name="T7"> </text:span><text:bookmark-end text:name="ADR012134"/><text:bookmark-end text:name="ListeDéroulante234"/><text:bookmark-end text:name="TITRE5"/><text:bookmark-end text:name="TXT4"/><text:span text:style-name="T7">la copie du(des) certificat(s) d’assurance-maladie obligatoire des soins de l’année %=RELATIV1=%</text:span><text:bookmark-start text:name="ANNEE"/><text:span text:style-name="T7"> de</text:span><text:bookmark-end text:name="ANNEE"/><text:bookmark-start text:name="ADR012135"/><text:bookmark-start text:name="ListeDéroulante235"/><text:bookmark-start text:name="TITRE6"/><text:bookmark-start text:name="TXT5"/><text:span text:style-name="T7"> </text:span><text:bookmark-end text:name="ADR012135"/><text:bookmark-end text:name="ListeDéroulante235"/><text:bookmark-end text:name="TITRE6"/><text:bookmark-end text:name="TXT5"/><text:span text:style-name="T7">l'enfant(des enfants). </text:span>Tout questionnaire retourné après le 31 décembre<text:span text:style-name="T6"> </text:span><text:bookmark-start text:name="ADR0121341"/><text:bookmark-start text:name="ListeDéroulante2341"/><text:bookmark-start text:name="TITRE51"/><text:bookmark-start text:name="TXT41"/><text:bookmark-start text:name="ANNE2"/><text:span text:style-name="T6">%=RELATIV1=%</text:span><text:bookmark-end text:name="ADR0121341"/><text:bookmark-end text:name="ListeDéroulante2341"/><text:bookmark-end text:name="TITRE51"/><text:bookmark-end text:name="TXT41"/><text:bookmark-end text:name="ANNE2"/><text:span text:style-name="T6"> </text:span>aura pour conséquence la perte irrévocable de son(leurs) droit(s).</text:p>
      <text:p text:style-name="P15"/>
      <text:p text:style-name="P32">%#include AM_SIGNATURES#%</text:p>
      <text:p text:style-name="P43">Questionnaire à retourner à<text:tab/>Caisse de compensation</text:p>
      <text:p text:style-name="P17"><text:tab/>du canton du Jura</text:p>
      <text:p text:style-name="P17"><text:tab/>Case postale 368</text:p>
      <text:p text:style-name="P17"><text:tab/>2350 Saignelégier</text:p>
      <text:p text:style-name="P29"/>
      <text:p text:style-name="P30"/>
      <text:p text:style-name="P30"/>
      <text:p text:style-name="P30"/>
      <text:p text:style-name="P30"/>
      <text:p text:style-name="P30"/>
      <text:p text:style-name="P30"/>
      <text:p text:style-name="P18"><text:span text:style-name="T10">Requête</text:span><text:span text:style-name="T7"> en vue de l’obtention d’une réduction des primes dans l’assurance-maladie</text:span></text:p>
      <text:p text:style-name="P30"/>
      <text:p text:style-name="P30"/>
      <text:p text:style-name="P18">(Loi cantonale portant introduction de la loi fédérale sur l’assurance-maladie du 20 décembre 1996)</text:p>
      <text:p text:style-name="P30"/>
      <text:p text:style-name="P30"/>
      <text:p text:style-name="P30"/>
      <text:p text:style-name="P25">No contribuable <text:tab/>%=NOCONTR=%</text:p>
      <text:p text:style-name="P19"/>
      <text:p text:style-name="P22">%=NOMR=% %=PRENOMR=%</text:p>
      <text:p text:style-name="P23"/>
      <text:p text:style-name="P23"/>
      <text:p text:style-name="P23">certifie assumer l’entretien de :</text:p>
      <text:p text:style-name="P23"/>
      <text:p text:style-name="P37"/>
      <table:table table:name="tableau0" table:style-name="tableau0">
        <table:table-column table:style-name="tableau0.A"/>
        <table:table-column table:style-name="tableau0.B"/>
        <table:table-column table:style-name="tableau0.C"/>
        <table:table-column table:style-name="tableau0.D"/>
        <table:table-column table:style-name="tableau0.E"/>
        <table:table-column table:style-name="tableau0.F"/>
        <table:table-row table:style-name="tableau0.1">
          <table:table-cell table:style-name="tableau0.A1" office:value-type="string">
            <text:p text:style-name="P34"><text:span text:style-name="T8">%{HEADER_ROWS:0}%%{RM_IF_NO_DATA:true,0}%%{ligne}%</text:span><text:span text:style-name="T5">%=NOMPRENOM=%</text:span></text:p>
          </table:table-cell>
          <table:table-cell table:style-name="tableau0.A1" office:value-type="string">
            <text:p text:style-name="P35">né(e) le %=DATENAISS=%</text:p>
          </table:table-cell>
          <table:table-cell table:style-name="tableau0.A1" office:value-type="string">
            <text:p text:style-name="P33"><draw:frame draw:style-name="fr3" draw:name="Image6" text:anchor-type="paragraph" svg:x="0.014cm" svg:y="0cm" svg:width="0.46cm" svg:height="0.39cm" draw:z-index="3"><draw:image xlink:href="Pictures/10000000000000160000001468919149.jpg" xlink:type="simple" xlink:show="embed" xlink:actuate="onLoad"/></draw:frame></text:p>
          </table:table-cell>
          <table:table-cell table:style-name="tableau0.A1" office:value-type="string">
            <text:p text:style-name="P38"><text:bookmark-start text:name="CaseACocher2112"/>oui<text:bookmark-end text:name="CaseACocher2112"/></text:p>
          </table:table-cell>
          <table:table-cell table:style-name="tableau0.A1" office:value-type="string">
            <text:p text:style-name="P33"><draw:frame draw:style-name="fr3" draw:name="Image7" text:anchor-type="paragraph" svg:x="0.014cm" svg:y="0cm" svg:width="0.46cm" svg:height="0.39cm" draw:z-index="4"><draw:image xlink:href="Pictures/10000000000000160000001468919149.jpg" xlink:type="simple" xlink:show="embed" xlink:actuate="onLoad"/></draw:frame></text:p>
          </table:table-cell>
          <table:table-cell table:style-name="tableau0.A1" office:value-type="string">
            <text:p text:style-name="P38">non</text:p>
          </table:table-cell>
        </table:table-row>
      </table:table>
      <text:p text:style-name="P26"/>
      <table:table table:name="tableauenfantvide" table:style-name="tableauenfantvide">
        <table:table-column table:style-name="tableauenfantvide.A"/>
        <table:table-column table:style-name="tableauenfantvide.B"/>
        <table:table-column table:style-name="tableauenfantvide.C"/>
        <table:table-column table:style-name="tableauenfantvide.D"/>
        <table:table-column table:style-name="tableauenfantvide.E"/>
        <table:table-column table:style-name="tableauenfantvide.F"/>
        <table:table-row table:style-name="tableauenfantvide.1">
          <table:table-cell table:style-name="tableauenfantvide.A1" office:value-type="string">
            <text:p text:style-name="P34"><text:span text:style-name="T8">%{HEADER_ROWS:0}%%{RM_IF_NO_DATA:true,0}%%{ligne}%%=CONTENT=%</text:span><text:span text:style-name="T9">..............................................</text:span></text:p>
          </table:table-cell>
          <table:table-cell table:style-name="tableauenfantvide.A1" office:value-type="string">
            <text:p text:style-name="P35">né(e) le …...................</text:p>
          </table:table-cell>
          <table:table-cell table:style-name="tableauenfantvide.A1" office:value-type="string">
            <text:p text:style-name="P33"><draw:frame draw:style-name="fr3" draw:name="graphics1" text:anchor-type="paragraph" svg:x="0.014cm" svg:y="0cm" svg:width="0.46cm" svg:height="0.39cm" draw:z-index="5"><draw:image xlink:href="Pictures/10000000000000160000001468919149.jpg" xlink:type="simple" xlink:show="embed" xlink:actuate="onLoad"/></draw:frame></text:p>
          </table:table-cell>
          <table:table-cell table:style-name="tableauenfantvide.A1" office:value-type="string">
            <text:p text:style-name="P38"><text:bookmark-start text:name="CaseACocher21121"/>oui<text:bookmark-end text:name="CaseACocher21121"/></text:p>
          </table:table-cell>
          <table:table-cell table:style-name="tableauenfantvide.A1" office:value-type="string">
            <text:p text:style-name="P33"><draw:frame draw:style-name="fr3" draw:name="graphics2" text:anchor-type="paragraph" svg:x="0.014cm" svg:y="0cm" svg:width="0.46cm" svg:height="0.39cm" draw:z-index="6"><draw:image xlink:href="Pictures/10000000000000160000001468919149.jpg" xlink:type="simple" xlink:show="embed" xlink:actuate="onLoad"/></draw:frame></text:p>
          </table:table-cell>
          <table:table-cell table:style-name="tableauenfantvide.A1" office:value-type="string">
            <text:p text:style-name="P38">non</text:p>
          </table:table-cell>
        </table:table-row>
        <table:table-row table:style-name="tableauenfantvide.1">
          <table:table-cell table:style-name="tableauenfantvide.A1" office:value-type="string">
            <text:p text:style-name="P36"/>
            <text:p text:style-name="P36">..............................................</text:p>
          </table:table-cell>
          <table:table-cell table:style-name="tableauenfantvide.A1" office:value-type="string">
            <text:p text:style-name="P35"/>
            <text:p text:style-name="P35">né(e) le …...................</text:p>
          </table:table-cell>
          <table:table-cell table:style-name="tableauenfantvide.A1" office:value-type="string">
            <text:p text:style-name="P33"><draw:frame draw:style-name="fr4" draw:name="graphics3" text:anchor-type="paragraph" svg:x="0.014cm" svg:width="0.46cm" svg:height="0.39cm" draw:z-index="7"><draw:image xlink:href="Pictures/10000000000000160000001468919149.jpg" xlink:type="simple" xlink:show="embed" xlink:actuate="onLoad"/></draw:frame></text:p>
          </table:table-cell>
          <table:table-cell table:style-name="tableauenfantvide.D2" office:value-type="string">
            <text:p text:style-name="P38"><text:bookmark-start text:name="CaseACocher211211"/>oui<text:bookmark-end text:name="CaseACocher211211"/></text:p>
          </table:table-cell>
          <table:table-cell table:style-name="tableauenfantvide.A1" office:value-type="string">
            <text:p text:style-name="P33"><draw:frame draw:style-name="fr4" draw:name="graphics4" text:anchor-type="paragraph" svg:x="0.014cm" svg:width="0.46cm" svg:height="0.39cm" draw:z-index="8"><draw:image xlink:href="Pictures/10000000000000160000001468919149.jpg" xlink:type="simple" xlink:show="embed" xlink:actuate="onLoad"/></draw:frame></text:p>
          </table:table-cell>
          <table:table-cell table:style-name="tableauenfantvide.D2" office:value-type="string">
            <text:p text:style-name="P38">non</text:p>
          </table:table-cell>
        </table:table-row>
        <table:table-row table:style-name="tableauenfantvide.1">
          <table:table-cell table:style-name="tableauenfantvide.A1" office:value-type="string">
            <text:p text:style-name="P36"/>
            <text:p text:style-name="P36">..............................................</text:p>
          </table:table-cell>
          <table:table-cell table:style-name="tableauenfantvide.A1" office:value-type="string">
            <text:p text:style-name="P35"/>
            <text:p text:style-name="P35">né(e) le …...................</text:p>
          </table:table-cell>
          <table:table-cell table:style-name="tableauenfantvide.A1" office:value-type="string">
            <text:p text:style-name="P33"><draw:frame draw:style-name="fr4" draw:name="graphics5" text:anchor-type="paragraph" svg:x="0.014cm" svg:width="0.46cm" svg:height="0.39cm" draw:z-index="9"><draw:image xlink:href="Pictures/10000000000000160000001468919149.jpg" xlink:type="simple" xlink:show="embed" xlink:actuate="onLoad"/></draw:frame></text:p>
          </table:table-cell>
          <table:table-cell table:style-name="tableauenfantvide.D2" office:value-type="string">
            <text:p text:style-name="P38"><text:bookmark-start text:name="CaseACocher2112111"/>oui<text:bookmark-end text:name="CaseACocher2112111"/></text:p>
          </table:table-cell>
          <table:table-cell table:style-name="tableauenfantvide.A1" office:value-type="string">
            <text:p text:style-name="P33"><draw:frame draw:style-name="fr4" draw:name="graphics6" text:anchor-type="paragraph" svg:x="0.014cm" svg:width="0.46cm" svg:height="0.39cm" draw:z-index="10"><draw:image xlink:href="Pictures/10000000000000160000001468919149.jpg" xlink:type="simple" xlink:show="embed" xlink:actuate="onLoad"/></draw:frame></text:p>
          </table:table-cell>
          <table:table-cell table:style-name="tableauenfantvide.D2" office:value-type="string">
            <text:p text:style-name="P38">non</text:p>
          </table:table-cell>
        </table:table-row>
        <table:table-row table:style-name="tableauenfantvide.1">
          <table:table-cell table:style-name="tableauenfantvide.A1" office:value-type="string">
            <text:p text:style-name="P34"/>
            <text:p text:style-name="P36">..............................................</text:p>
          </table:table-cell>
          <table:table-cell table:style-name="tableauenfantvide.A1" office:value-type="string">
            <text:p text:style-name="P35"/>
            <text:p text:style-name="P35">né(e) le …...................</text:p>
          </table:table-cell>
          <table:table-cell table:style-name="tableauenfantvide.A1" office:value-type="string">
            <text:p text:style-name="P33"><draw:frame draw:style-name="fr4" draw:name="graphics7" text:anchor-type="paragraph" svg:x="0.014cm" svg:width="0.46cm" svg:height="0.39cm" draw:z-index="11"><draw:image xlink:href="Pictures/10000000000000160000001468919149.jpg" xlink:type="simple" xlink:show="embed" xlink:actuate="onLoad"/></draw:frame></text:p>
          </table:table-cell>
          <table:table-cell table:style-name="tableauenfantvide.D2" office:value-type="string">
            <text:p text:style-name="P38">oui</text:p>
          </table:table-cell>
          <table:table-cell table:style-name="tableauenfantvide.A1" office:value-type="string">
            <text:p text:style-name="P33"><draw:frame draw:style-name="fr4" draw:name="graphics8" text:anchor-type="paragraph" svg:x="0.014cm" svg:width="0.46cm" svg:height="0.39cm" draw:z-index="12"><draw:image xlink:href="Pictures/10000000000000160000001468919149.jpg" xlink:type="simple" xlink:show="embed" xlink:actuate="onLoad"/></draw:frame></text:p>
          </table:table-cell>
          <table:table-cell table:style-name="tableauenfantvide.D2" office:value-type="string">
            <text:p text:style-name="P38">non</text:p>
          </table:table-cell>
        </table:table-row>
      </table:table>
      <text:p text:style-name="P26"/>
      <text:p text:style-name="P26"/>
      <text:p text:style-name="P26"/>
      <text:p text:style-name="P26"/>
      <text:p text:style-name="P26"/>
      <text:p text:style-name="P27">Lieu et date :<text:tab/>Signature :</text:p>
      <text:p text:style-name="P28"/>
      <text:p text:style-name="P28"/>
      <text:p text:style-name="P28"/>
      <text:p text:style-name="P24"><text:tab/><text:tab/><text:tab/></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0"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1"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font-size-asian="11pt"/>
    </style:style>
    <style:style style:name="MP12"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3" style:family="paragraph" style:parent-style-name="Footer">
      <style:paragraph-properties fo:text-align="justify" style:justify-single-word="false"/>
      <style:text-properties style:font-name="CG Times (W1)" fo:font-size="11pt" style:font-size-asian="11pt"/>
    </style:style>
    <style:style style:name="MP14"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QUESTIONNAIRE AU VERSO</text:p>
        <text:p text:style-name="MP10">atenf8</text:p>
      </style:footer>
    </style:master-page>
    <style:master-page style:name="Conversion_20_1" style:display-name="Conversion 1" style:page-layout-name="Mpm3" style:next-style-name="Conversion_20_suivante_20_1">
      <style:header>
        <text:p text:style-name="MP3"/>
      </style:header>
      <style:footer>
        <text:p text:style-name="MP11"/>
      </style:footer>
    </style:master-page>
    <style:master-page style:name="Conversion_20_suivante_20_1" style:display-name="Conversion suivante 1" style:page-layout-name="Mpm4">
      <style:footer>
        <text:p text:style-name="MP12">VOIES DE DROIT</text:p>
        <text:p text:style-name="MP13"/>
        <text:p text:style-name="MP13">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4">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Cédric Bulloni</dc:creator>
    <dc:date>2012-03-27T16:28:23.81</dc:date>
    <meta:print-date>2003-09-10T06:53:00</meta:print-date>
    <meta:editing-cycles>124</meta:editing-cycles>
    <meta:editing-duration>PT8H7M39S</meta:editing-duration>
    <meta:document-statistic meta:table-count="2" meta:image-count="12" meta:object-count="0" meta:page-count="2" meta:paragraph-count="62" meta:word-count="372" meta:character-count="3012"/>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